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67.52mm"/>
    </style:style>
    <style:style style:name="co5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2mm" fo:break-before="auto" style:use-optimal-row-height="true"/>
    </style:style>
    <style:style style:name="ro3" style:family="table-row">
      <style:table-row-properties style:row-height="33.18mm" fo:break-before="auto" style:use-optimal-row-height="true"/>
    </style:style>
    <style:style style:name="ro4" style:family="table-row">
      <style:table-row-properties style:row-height="52.11mm" fo:break-before="auto" style:use-optimal-row-height="true"/>
    </style:style>
    <style:style style:name="ro5" style:family="table-row">
      <style:table-row-properties style:row-height="56.07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ro8" style:family="table-row">
      <style:table-row-properties style:row-height="32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oda</text:p>
          </table:table-cell>
          <table:table-cell office:value-type="string" calcext:value-type="string">
            <text:p>Zasób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Wynik</text:p>
          </table:table-cell>
          <table:table-cell office:value-type="string" calcext:value-type="string">
            <text:p>Autoryzacja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user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ista użytkowników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user/:id</text:p>
          </table:table-cell>
          <table:table-cell/>
          <table:table-cell office:value-type="string" calcext:value-type="string">
            <text:p>{</text:p>
            <text:p>    "id": int,</text:p>
            <text:p>    "email": string,</text:p>
            <text:p>    "name": string,</text:p>
            <text:p>    "surname": string,</text:p>
            <text:p>    "active": boolean,</text:p>
            <text:p>    "role": int,</text:p>
            <text:p>    ”recipients”: array(recipient),</text:p>
            <text:p>    ”transactions”: array(transac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czegóły użytkownika</text:p>
          </table:table-cell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{</text:p>
            <text:p>"name": string,</text:p>
            <text:p>"surname": string,</text:p>
            <text:p>"email": string,</text:p>
            <text:p>"password": string</text:p>
            <text:p>}</text:p>
          </table:table-cell>
          <table:table-cell office:value-type="string" calcext:value-type="string">
            <text:p>{</text:p>
            <text:p>    "name": string,</text:p>
            <text:p>    "surname": string,</text:p>
            <text:p>    "email": string,</text:p>
            <text:p>    "active": int,</text:p>
            <text:p>    "role": int,</text:p>
            <text:p>    "id": int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Rejestracja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transaction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wpisów</text:p>
          </table:table-cell>
        </table:table-row>
        <table:table-row table:style-name="ro4">
          <table:table-cell office:value-type="string" calcext:value-type="string">
            <text:p>GE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purchase_date": date,</text:p>
            <text:p>    "location": string,</text:p>
            <text:p>    "product": string,</text:p>
            <text:p>    "buyer": object(user),</text:p>
            <text:p>    "recipient": int,</text:p>
            <text:p>    "cost": double,</text:p>
            <text:p>    "comment": string/null,</text:p>
            <text:p>    "created_at": date,</text:p>
            <text:p>    "updated_at": date,</text:p>
            <text:p>    "piece": double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wpisu</text:p>
          </table:table-cell>
        </table:table-row>
        <table:table-row table:style-name="ro4">
          <table:table-cell office:value-type="string" calcext:value-type="string">
            <text:p>POS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recipient": object(recipient),</text:p>
            <text:p>"cost": double,</text:p>
            <text:p>"comment": string/null,</text:p>
            <text:p>”operations” array(operation)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int,</text:p>
            <text:p>    "recipient": int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wpisu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buyer_id": int,</text:p>
            <text:p>"recipient": object(recipient),</text:p>
            <text:p>"cost": double,</text:p>
            <text:p>"comment": string/null,</text:p>
            <text:p>”operations”: array(operation)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object(recipient)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,</text:p>
            <text:p>    ”operations”: array(opera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wpisu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transaction/:id/p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object(recipient)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,</text:p>
            <text:p>    ”operations”: array(operation)</text:p>
            <text:p>}</text:p>
          </table:table-cell>
          <table:table-cell/>
          <table:table-cell office:value-type="string" calcext:value-type="string">
            <text:p>Opłacenie transakcji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transaction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wpisu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session</text:p>
          </table:table-cell>
          <table:table-cell office:value-type="string" calcext:value-type="string">
            <text:p>{</text:p>
            <text:p>    ”email”: string</text:p>
            <text:p>    ”passsword”: string</text:p>
            <text:p>}</text:p>
          </table:table-cell>
          <table:table-cell office:value-type="string" calcext:value-type="string">
            <text:p>{</text:p>
            <text:p>    ”token”: string,</text:p>
            <text:p>    ”user”: object(user),</text:p>
            <text:p>    ”created_at”: date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Logowanie użytkownik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sess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Wylogowanie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recipient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odbiorców</text:p>
          </table:table-cell>
        </table:table-row>
        <table:table-row table:style-name="ro6">
          <table:table-cell office:value-type="string" calcext:value-type="string">
            <text:p>GE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odbiorcy</text:p>
          </table:table-cell>
        </table:table-row>
        <table:table-row table:style-name="ro7">
          <table:table-cell office:value-type="string" calcext:value-type="string">
            <text:p>POS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”id”: int,</text:p>
            <text:p>    ”name”: string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nowego odbiorcy</text:p>
          </table:table-cell>
        </table:table-row>
        <table:table-row table:style-name="ro6">
          <table:table-cell office:value-type="string" calcext:value-type="string">
            <text:p>PU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odbiorc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recipient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odbiorcy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użytkownika do odbiorcy</text:p>
          </table:table-cell>
        </table:table-row>
        <table:table-row table:style-name="ro6">
          <table:table-cell office:value-type="string" calcext:value-type="string">
            <text:p>DELETE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użytkownika z odbiorcy</text:p>
          </table:table-cell>
        </table:table-row>
        <table:table-row table:style-name="ro8">
          <table:table-cell office:value-type="string" calcext:value-type="string">
            <text:p>GET</text:p>
          </table:table-cell>
          <table:table-cell office:value-type="string" calcext:value-type="string">
            <text:p>/summary</text:p>
          </table:table-cell>
          <table:table-cell/>
          <table:table-cell office:value-type="string" calcext:value-type="string">
            <text:p>{</text:p>
            <text:p>    ”balance”: array(user+”balance”: float),</text:p>
            <text:p>    ”flow”: array({</text:p>
            <text:p>        ”from”: object(user),</text:p>
            <text:p>        ”to”: object(user),</text:p>
            <text:p>        ”money”: double</text:p>
            <text:p>    }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ista użytkowników wraz z </text:p>
          </table:table-cell>
        </table:table-row>
      </table:table>
      <table:table table:name="Arkusz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ac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formula="of:=[.B2]*[.C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d 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ez opisu sprzęt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SUM([.B1:.B4])" office:value-type="float" office:value="30" calcext:value-type="float">
            <text:p>30</text:p>
          </table:table-cell>
          <table:table-cell/>
          <table:table-cell table:formula="of:=SUM([.D1:.D4])"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7:54:07.97817970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10:28.873084751</meta:creation-date>
    <dc:date>2017-10-08T17:56:20.646175155</dc:date>
    <meta:editing-duration>PT20H51M33S</meta:editing-duration>
    <meta:editing-cycles>20</meta:editing-cycles>
    <meta:generator>LibreOffice/5.1.6.2$Linux_X86_64 LibreOffice_project/10m0$Build-2</meta:generator>
    <meta:document-statistic meta:table-count="2" meta:cell-count="135" meta:object-count="0"/>
  </office:meta>
</office:document-meta>
</file>